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Veterinaria San Miguel 🐶🐱</text:h>
      <text:p text:style-name="Horizontal_20_Line"/>
      <text:h text:style-name="Heading_20_2" text:outline-level="2">Contexto</text:h>
      <text:p text:style-name="Text_20_body">La <text:span text:style-name="Strong_20_Emphasis">Veterinaria San Miguel</text:span> necesita un sistema de consola en <text:span text:style-name="Strong_20_Emphasis">C#</text:span> que permita gestionar sus <text:span text:style-name="Strong_20_Emphasis">clientes, mascotas, veterinarios y las atenciones médicas</text:span> realizadas.</text:p>
      <text:p text:style-name="Text_20_body">El sistema debe usar <text:span text:style-name="Strong_20_Emphasis">Entity Framework Core</text:span> con <text:span text:style-name="Strong_20_Emphasis">MySQL</text:span> como base de datos.<text:line-break/>Toda la información debe almacenarse y consultarse directamente desde la base de datos.</text:p>
      <text:p text:style-name="Text_20_body">El objetivo es simular el proceso completo de registro, consulta y atención médica de las mascotas, aplicando los conceptos de <text:span text:style-name="Strong_20_Emphasis">POO</text:span> vistos en clase y aprendiendo cómo integrar una base de datos con <text:span text:style-name="Strong_20_Emphasis">EF Core</text:span>.</text:p>
      <text:p text:style-name="Horizontal_20_Line"/>
      <text:h text:style-name="Heading_20_2" text:outline-level="2">Menú Principal</text:h>
      <text:h text:style-name="Heading_20_3" text:outline-level="3">Gestión de Clientes</text:h>
      <text:list text:style-name="L1">
        <text:list-item>
          <text:p text:style-name="P1">Registrar cliente</text:p>
        </text:list-item>
        <text:list-item>
          <text:p text:style-name="P1">Listar clientes</text:p>
        </text:list-item>
        <text:list-item>
          <text:p text:style-name="P1">Editar cliente</text:p>
        </text:list-item>
        <text:list-item>
          <text:p text:style-name="P1">Eliminar cliente</text:p>
        </text:list-item>
      </text:list>
      <text:h text:style-name="Heading_20_3" text:outline-level="3">Gestión de Mascotas</text:h>
      <text:list text:style-name="L2">
        <text:list-item>
          <text:p text:style-name="P2">Registrar mascota</text:p>
        </text:list-item>
        <text:list-item>
          <text:p text:style-name="P2">Listar mascotas</text:p>
        </text:list-item>
        <text:list-item>
          <text:p text:style-name="P2">Editar mascota</text:p>
        </text:list-item>
        <text:list-item>
          <text:p text:style-name="P2">Eliminar mascota</text:p>
        </text:list-item>
      </text:list>
      <text:h text:style-name="Heading_20_3" text:outline-level="3">Gestión de Veterinarios</text:h>
      <text:list text:style-name="L3">
        <text:list-item>
          <text:p text:style-name="P3">Registrar veterinario</text:p>
        </text:list-item>
        <text:list-item>
          <text:p text:style-name="P3">Listar veterinarios</text:p>
        </text:list-item>
        <text:list-item>
          <text:p text:style-name="P3">Editar veterinario</text:p>
        </text:list-item>
        <text:list-item>
          <text:p text:style-name="P3">Eliminar veterinario</text:p>
        </text:list-item>
      </text:list>
      <text:h text:style-name="Heading_20_3" text:outline-level="3">Gestión de Atenciones Médicas</text:h>
      <text:list text:style-name="L4">
        <text:list-item>
          <text:p text:style-name="P4">Registrar atención médica (fecha, diagnóstico, mascota y veterinario)</text:p>
        </text:list-item>
        <text:list-item>
          <text:p text:style-name="P4">Listar atenciones médicas</text:p>
        </text:list-item>
        <text:list-item>
          <text:p text:style-name="P4"><text:soft-page-break/>Editar atención médica</text:p>
        </text:list-item>
        <text:list-item>
          <text:p text:style-name="P4">Eliminar atención médica</text:p>
        </text:list-item>
      </text:list>
      <text:h text:style-name="Heading_20_3" text:outline-level="3">Historial Médico</text:h>
      <text:list text:style-name="L5">
        <text:list-item>
          <text:p text:style-name="P5">Mostrar todas las atenciones médicas realizadas a una mascota determinada.</text:p>
        </text:list-item>
      </text:list>
      <text:h text:style-name="Heading_20_3" text:outline-level="3">Consultas Avanzadas (LINQ sobre EF)</text:h>
      <text:list text:style-name="L6">
        <text:list-item>
          <text:p text:style-name="P6">Consultar todas las mascotas de un cliente.</text:p>
        </text:list-item>
        <text:list-item>
          <text:p text:style-name="P6">Consultar el veterinario con más atenciones realizadas.</text:p>
        </text:list-item>
        <text:list-item>
          <text:p text:style-name="P6">Consultar la especie de mascota más atendida en la clínica.</text:p>
        </text:list-item>
        <text:list-item>
          <text:p text:style-name="P6">Consultar el cliente con más mascotas registradas.</text:p>
        </text:list-item>
      </text:list>
      <text:h text:style-name="Heading_20_3" text:outline-level="3">Salir</text:h>
      <text:p text:style-name="Horizontal_20_Line"/>
      <text:h text:style-name="Heading_20_2" text:outline-level="2">Espacio para aplicar POO</text:h>
      <text:p text:style-name="Text_20_body">Los estudiantes deberán identificar las entidades principales del sistema (<text:span text:style-name="Strong_20_Emphasis">Cliente, Mascota, Veterinario, Atención</text:span>) y representarlas como clases con atributos y relaciones.</text:p>
      <text:p text:style-name="Text_20_body">El sistema debe construirse manipulando <text:span text:style-name="Strong_20_Emphasis">objetos y colecciones de EF</text:span>, no datos aislados.</text:p>
      <text:p text:style-name="Text_20_body">Cada clase se reflejará en una tabla en la base de datos mediante <text:span text:style-name="Strong_20_Emphasis">Entity Framework</text:span>.</text:p>
      <text:p text:style-name="Text_20_body">Además, deberán aplicar el concepto de <text:span text:style-name="Strong_20_Emphasis">sobrecarga de métodos</text:span>, permitiendo que una misma operación pueda ejecutarse de diferentes formas.</text:p>
      <text:p text:style-name="Standard"/>
      <text:h text:style-name="Heading_20_2" text:outline-level="2">Espacio para diagramas UML</text:h>
      <text:p text:style-name="Text_20_body">Antes de escribir código, los equipos deben diseñar:</text:p>
      <text:list text:style-name="L7">
        <text:list-item>
          <text:p text:style-name="P7"><text:span text:style-name="Strong_20_Emphasis">Diagrama de Casos de Uso</text:span>: mostrar cómo interactúa el usuario con el sistema (registrar cliente, registrar mascota, registrar atención, etc.).</text:p>
        </text:list-item>
        <text:list-item>
          <text:p text:style-name="P7"><text:span text:style-name="Strong_20_Emphasis">Diagrama de Clases</text:span>: representar las clases necesarias con sus atributos, métodos y relaciones (Cliente tiene Mascotas, Mascota tiene Atenciones, Atenciones son realizadas por un Veterinario).</text:p>
        </text:list-item>
      </text:list>
      <text:p text:style-name="Horizontal_20_Line"/>
      <text:h text:style-name="Heading_20_2" text:outline-level="2">Flujo esperado</text:h>
      <text:list text:style-name="L8">
        <text:list-item>
          <text:p text:style-name="P8">El sistema inicia mostrando un mensaje de bienvenida.</text:p>
        </text:list-item>
        <text:list-item>
          <text:p text:style-name="P8">El usuario interactúa con el menú principal.</text:p>
        </text:list-item>
        <text:list-item>
          <text:p text:style-name="P8">Puede acceder a los diferentes submenús (<text:span text:style-name="Strong_20_Emphasis">Clientes, Mascotas, Veterinarios, Atenciones, Consultas</text:span>) para realizar operaciones.</text:p>
        </text:list-item>
        <text:list-item>
          <text:p text:style-name="P8"><text:soft-page-break/>El sistema se mantiene en ejecución hasta que el usuario seleccione la opción <text:span text:style-name="Strong_20_Emphasis">Salir</text:span>.</text:p>
        </text:list-item>
      </text:list>
      <text:p text:style-name="Horizontal_20_Line"/>
      <text:h text:style-name="Heading_20_2" text:outline-level="2">Requisitos técnicos</text:h>
      <text:list text:style-name="L9">
        <text:list-item>
          <text:p text:style-name="P9">Implementar en <text:span text:style-name="Strong_20_Emphasis">C# consola</text:span>.</text:p>
        </text:list-item>
        <text:list-item>
          <text:p text:style-name="P9">Usar <text:span text:style-name="Strong_20_Emphasis">Entity Framework Core con MySQL</text:span> para almacenar y consultar información.</text:p>
        </text:list-item>
        <text:list-item>
          <text:p text:style-name="P9">Aplicar ciclos (<text:span text:style-name="Source_20_Text">while</text:span>, <text:span text:style-name="Source_20_Text">foreach</text:span>) en la navegación de menús.</text:p>
        </text:list-item>
        <text:list-item>
          <text:p text:style-name="P9">Usar <text:span text:style-name="Strong_20_Emphasis">LINQ sobre EF</text:span> para consultas avanzadas.</text:p>
        </text:list-item>
        <text:list-item>
          <text:p text:style-name="P9">Aplicar <text:span text:style-name="Strong_20_Emphasis">POO</text:span> para la definición y relación de entidades.</text:p>
        </text:list-item>
        <text:list-item>
          <text:p text:style-name="P9">Implementar al menos <text:span text:style-name="Strong_20_Emphasis">una sobrecarga de métodos</text:span> en alguna de las clases del sistema.</text:p>
        </text:list-item>
      </text:list>
      <text:p text:style-name="Horizontal_20_Line"/>
      <text:h text:style-name="Heading_20_2" text:outline-level="2">Entregables</text:h>
      <text:list text:style-name="L10">
        <text:list-item>
          <text:p text:style-name="P10">Implementación del sistema <text:span text:style-name="Strong_20_Emphasis">Veterinaria San Miguel</text:span> en C# consola.</text:p>
        </text:list-item>
        <text:list-item>
          <text:p text:style-name="P10">Base de datos creada con <text:span text:style-name="Strong_20_Emphasis">migraciones EF Core</text:span>.</text:p>
        </text:list-item>
        <text:list-item>
          <text:p text:style-name="P10">Justificación de cómo se aplicó <text:span text:style-name="Strong_20_Emphasis">POO</text:span>.</text:p>
        </text:list-item>
        <text:list-item>
          <text:p text:style-name="P10">Ejemplo de <text:span text:style-name="Strong_20_Emphasis">sobrecarga de métodos</text:span> dentro de alguna clase.</text:p>
        </text:list-item>
        <text:list-item>
          <text:p text:style-name="P10">Diagrama de Clases UML.</text:p>
        </text:list-item>
        <text:list-item>
          <text:p text:style-name="P10">Diagrama de Casos de Uso UM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08:46:57.160878590</meta:creation-date>
    <dc:date>2025-09-25T08:50:58.923301008</dc:date>
    <meta:editing-duration>PT4M3S</meta:editing-duration>
    <meta:editing-cycles>1</meta:editing-cycles>
    <meta:document-statistic meta:table-count="0" meta:image-count="0" meta:object-count="0" meta:page-count="3" meta:paragraph-count="62" meta:word-count="507" meta:character-count="3248" meta:non-whitespace-character-count="2842"/>
    <meta:generator>LibreOffice/24.2.7.2$Linux_X86_64 LibreOffice_project/420$Build-2</meta:generator>
  </office:meta>
</office:document-meta>
</file>